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CC000001346EF6354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8cm, 0cm, 0cm, 0cm)" draw:image-opacity="100%" style:mirror="none"/>
    </style:style>
    <style:style style:name="gr2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width="0.051cm" svg:stroke-color="#ffff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683cm" svg:height="7.764cm" svg:x="0.128cm" svg:y="0.185cm">
          <draw:image xlink:href="Pictures/10000201000001CC000001346EF63545.png" xlink:type="simple" xlink:show="embed" xlink:actuate="onLoad">
            <text:p/>
          </draw:image>
        </draw:frame>
        <draw:g>
          <draw:g>
            <draw:custom-shape draw:style-name="gr2" draw:text-style-name="P1" draw:layer="layout" svg:width="2.413cm" svg:height="1.143cm" draw:transform="rotate (0.376467519655177) translate (3.787cm 5.1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1.709cm" svg:height="0.734cm" draw:transform="rotate (0.376467519655177) translate (4.169cm 5.2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1" draw:layer="layout" svg:width="3.131cm" svg:height="1.553cm" draw:transform="rotate (0.376467519655177) translate (3.395cm 5.1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2.413cm" svg:height="1.143cm" draw:transform="rotate (0.376467519655177) translate (5.427cm 2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709cm" svg:height="0.734cm" draw:transform="rotate (0.376467519655177) translate (5.809cm 2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draw:layer="layout" svg:width="3.131cm" svg:height="1.553cm" draw:transform="rotate (0.376467519655177) translate (5.035cm 2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127cm" svg:height="0.127cm" svg:x="7.073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127cm" svg:height="0.127cm" svg:x="5.025cm" svg:y="5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127cm" svg:height="0.127cm" svg:x="6.694cm" svg:y="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134cm" svg:y1="5.186cm" svg:x2="7.136cm" svg:y2="3.977cm" draw:start-shape="id1" draw:start-glue-point="11" draw:end-shape="id2" draw:end-glue-point="8" svg:d="m5134 5186 2002-1209" svg:viewBox="0 0 2003 1210">
          <text:p/>
        </draw:connector>
        <draw:connector draw:style-name="gr5" draw:text-style-name="P1" draw:layer="layout" draw:type="line" svg:x1="6.757cm" svg:y1="2.845cm" svg:x2="7.136cm" svg:y2="3.85cm" draw:start-shape="id3" draw:start-glue-point="8" draw:end-shape="id2" draw:end-glue-point="4" svg:d="m6757 2845 379 1005" svg:viewBox="0 0 380 10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3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07T13:29:58</meta:creation-date>
    <dc:date>2018-03-07T13:42:59</dc:date>
    <meta:editing-duration>PT1M41S</meta:editing-duration>
    <meta:editing-cycles>3</meta:editing-cycles>
    <meta:generator>LibreOffice/3.5$Linux_x86 LibreOffice_project/350m1$Build-2</meta:generator>
    <meta:document-statistic meta:object-count="15"/>
  </office:meta>
</office:document-meta>
</file>